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eeach-loop"/>Practicing <text:span text:style-name="NormalTok">foeeach</text:span> Loop<text:bookmark-end text:name="practicing-foe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less variables?</text:p>
        </text:list-item>
        <text:list-item>
          <text:p text:style-name="P13">Modify the code such that it prints the numbers from 100 to 300. Note that the counter can start from any number you wish.</text:p>
        </text:list-item>
      </text:list>
      <text:h text:style-name="Heading_20_2" text:outline-level="2"><text:bookmark-start text:name="problem-2"/>Problem 2<text:bookmark-end text:name="problem-2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0Z</meta:creation-date>
    <dc:date>2021-06-22T05:40:00Z</dc:date>
    <meta:user-defined meta:name="date" meta:value-type="string">June  22, 2021 (01:39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